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LoginModule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LoginModule.comm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iesLoginModule.logi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opertiesLoginModule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iesLoginModule.initialize( Subject sub , CallbackHandler handler , Map sharedState , Map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iesLoginModu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